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12" calcext:value-type="float">
            <text:p>107.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9648" calcext:value-type="float">
            <text:p>106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0928" calcext:value-type="float">
            <text:p>104.9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3544" calcext:value-type="float">
            <text:p>99.9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8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864" calcext:value-type="float">
            <text:p>102.5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5615</text:p>
          </table:table-cell>
          <table:table-cell office:value-type="string" calcext:value-type="string">
            <text:p>TWDB:0655615</text:p>
          </table:table-cell>
          <table:table-cell office:value-type="string" calcext:value-type="string">
            <text:p>197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